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34e094" officeooo:paragraph-rsid="0007acc1" fo:background-color="#ff6666"/>
    </style:style>
    <style:style style:name="P4" style:family="paragraph" style:parent-style-name="Standard">
      <style:text-properties officeooo:rsid="00169326" officeooo:paragraph-rsid="00169326" fo:background-color="transparent"/>
    </style:style>
    <style:style style:name="P5" style:family="paragraph" style:parent-style-name="Standard">
      <style:text-properties officeooo:rsid="0019b2f7" officeooo:paragraph-rsid="0019b2f7" fo:background-color="transparent"/>
    </style:style>
    <style:style style:name="P6" style:family="paragraph" style:parent-style-name="Standard">
      <style:text-properties officeooo:rsid="002d0652" officeooo:paragraph-rsid="002d0652" fo:background-color="transparent"/>
    </style:style>
    <style:style style:name="P7" style:family="paragraph" style:parent-style-name="Standard">
      <style:text-properties officeooo:rsid="00381fb0" officeooo:paragraph-rsid="00381fb0" fo:background-color="transparent"/>
    </style:style>
    <style:style style:name="P8" style:family="paragraph" style:parent-style-name="Standard" style:list-style-name="L1">
      <style:text-properties officeooo:rsid="00055b8b" officeooo:paragraph-rsid="00055b8b" fo:background-color="#ff6666"/>
    </style:style>
    <style:style style:name="P9" style:family="paragraph" style:parent-style-name="Standard" style:list-style-name="L1">
      <style:text-properties officeooo:rsid="00055b8b" officeooo:paragraph-rsid="007a76c8" fo:background-color="#ff6666"/>
    </style:style>
    <style:style style:name="P10" style:family="paragraph" style:parent-style-name="Standard" style:list-style-name="L1">
      <style:text-properties officeooo:rsid="002ed1c3" officeooo:paragraph-rsid="002ed1c3" fo:background-color="#ff6666"/>
    </style:style>
    <style:style style:name="P11" style:family="paragraph" style:parent-style-name="Standard" style:list-style-name="L1">
      <style:text-properties officeooo:rsid="002e36b7" officeooo:paragraph-rsid="007a76c8" fo:background-color="#ff6666"/>
    </style:style>
    <style:style style:name="P12" style:family="paragraph" style:parent-style-name="Standard" style:list-style-name="L1">
      <style:text-properties officeooo:rsid="002f42d3" officeooo:paragraph-rsid="002f42d3" fo:background-color="#ff6666"/>
    </style:style>
    <style:style style:name="P13" style:family="paragraph" style:parent-style-name="Standard" style:list-style-name="L1">
      <style:text-properties officeooo:rsid="002f42d3" officeooo:paragraph-rsid="007a76c8" fo:background-color="#ff6666"/>
    </style:style>
    <style:style style:name="P14" style:family="paragraph" style:parent-style-name="Standard" style:list-style-name="L1">
      <style:text-properties officeooo:rsid="000efa54" officeooo:paragraph-rsid="000efa54" fo:background-color="#ff6666"/>
    </style:style>
    <style:style style:name="P15" style:family="paragraph" style:parent-style-name="Standard" style:list-style-name="L1">
      <style:text-properties officeooo:rsid="0015d71b" officeooo:paragraph-rsid="0015d71b" fo:background-color="#ff6666"/>
    </style:style>
    <style:style style:name="P16" style:family="paragraph" style:parent-style-name="Standard" style:list-style-name="L1">
      <style:text-properties officeooo:rsid="0005e3bc" officeooo:paragraph-rsid="0005e3bc" fo:background-color="#ff6666"/>
    </style:style>
    <style:style style:name="P17" style:family="paragraph" style:parent-style-name="Standard" style:list-style-name="L1">
      <style:text-properties officeooo:rsid="004cad31" officeooo:paragraph-rsid="004cad31" fo:background-color="#ff6666"/>
    </style:style>
    <style:style style:name="P18" style:family="paragraph" style:parent-style-name="Standard" style:list-style-name="L1">
      <style:text-properties fo:background-color="#ff6666"/>
    </style:style>
    <style:style style:name="P19" style:family="paragraph" style:parent-style-name="Standard" style:list-style-name="L1">
      <style:text-properties officeooo:rsid="000afdd5" officeooo:paragraph-rsid="000afdd5" fo:background-color="#ff6666"/>
    </style:style>
    <style:style style:name="P20" style:family="paragraph" style:parent-style-name="Standard" style:list-style-name="L1">
      <style:text-properties officeooo:rsid="0007acc1" officeooo:paragraph-rsid="0007acc1" fo:background-color="#ff6666"/>
    </style:style>
    <style:style style:name="P21" style:family="paragraph" style:parent-style-name="Standard" style:list-style-name="L1">
      <style:text-properties officeooo:rsid="006c18bc" officeooo:paragraph-rsid="006c18bc" fo:background-color="#ff6666"/>
    </style:style>
    <style:style style:name="P22" style:family="paragraph" style:parent-style-name="Standard" style:list-style-name="L1">
      <style:text-properties officeooo:rsid="00759c5e" officeooo:paragraph-rsid="007a76c8" fo:background-color="#ff6666"/>
    </style:style>
    <style:style style:name="P23" style:family="paragraph" style:parent-style-name="Standard" style:list-style-name="L1">
      <style:text-properties officeooo:rsid="00783340" officeooo:paragraph-rsid="007a76c8" fo:background-color="#ff6666"/>
    </style:style>
    <style:style style:name="P24" style:family="paragraph" style:parent-style-name="Standard" style:list-style-name="L1">
      <style:text-properties officeooo:rsid="007cc6dc" officeooo:paragraph-rsid="007cc6dc" fo:background-color="#ff6666"/>
    </style:style>
    <style:style style:name="P25" style:family="paragraph" style:parent-style-name="Standard" style:list-style-name="L1">
      <style:text-properties officeooo:rsid="007f9da2" officeooo:paragraph-rsid="007f9da2" fo:background-color="#ff6666"/>
    </style:style>
    <style:style style:name="P26" style:family="paragraph" style:parent-style-name="Standard" style:list-style-name="L1">
      <style:text-properties officeooo:rsid="0082a0bc" officeooo:paragraph-rsid="0082a0bc" fo:background-color="#ff6666"/>
    </style:style>
    <style:style style:name="P27" style:family="paragraph" style:parent-style-name="Standard" style:list-style-name="L1">
      <style:text-properties officeooo:rsid="0083ccca" officeooo:paragraph-rsid="0083ccca" fo:background-color="#ff6666"/>
    </style:style>
    <style:style style:name="P28" style:family="paragraph" style:parent-style-name="Standard" style:list-style-name="L1">
      <style:text-properties officeooo:rsid="00055b8b" officeooo:paragraph-rsid="00055b8b" fo:background-color="#ffcc00"/>
    </style:style>
    <style:style style:name="P29" style:family="paragraph" style:parent-style-name="Standard" style:list-style-name="L1">
      <style:text-properties officeooo:rsid="0037dcc4" officeooo:paragraph-rsid="0037dcc4" fo:background-color="#ffcc00"/>
    </style:style>
    <style:style style:name="P30" style:family="paragraph" style:parent-style-name="Standard" style:list-style-name="L1">
      <style:text-properties officeooo:rsid="000cd67d" officeooo:paragraph-rsid="000cd67d" fo:background-color="#ffcc00"/>
    </style:style>
    <style:style style:name="P31" style:family="paragraph" style:parent-style-name="Standard" style:list-style-name="L1">
      <style:text-properties officeooo:rsid="00437d70" officeooo:paragraph-rsid="00437d70" fo:background-color="#ffcc00"/>
    </style:style>
    <style:style style:name="P32" style:family="paragraph" style:parent-style-name="Standard" style:list-style-name="L1">
      <style:text-properties officeooo:rsid="0036f21a" officeooo:paragraph-rsid="0036f21a" fo:background-color="#ffcc00"/>
    </style:style>
    <style:style style:name="P33" style:family="paragraph" style:parent-style-name="Standard" style:list-style-name="L1">
      <style:text-properties officeooo:rsid="000b4596" officeooo:paragraph-rsid="000b4596" fo:background-color="#ffcc00"/>
    </style:style>
    <style:style style:name="P34" style:family="paragraph" style:parent-style-name="Standard" style:list-style-name="L1">
      <style:text-properties officeooo:rsid="0045ae05" officeooo:paragraph-rsid="0045ae05" fo:background-color="#ffcc00"/>
    </style:style>
    <style:style style:name="P35" style:family="paragraph" style:parent-style-name="Standard" style:list-style-name="L1">
      <style:text-properties officeooo:rsid="000cd67d" officeooo:paragraph-rsid="000cd67d" fo:background-color="#66ff99"/>
    </style:style>
    <style:style style:name="P36" style:family="paragraph" style:parent-style-name="Standard" style:list-style-name="L1">
      <style:text-properties officeooo:rsid="000e11a7" officeooo:paragraph-rsid="000e11a7" fo:background-color="#66ff99"/>
    </style:style>
    <style:style style:name="P37" style:family="paragraph" style:parent-style-name="Standard" style:list-style-name="L1">
      <style:text-properties officeooo:rsid="0035481c" officeooo:paragraph-rsid="0035481c" fo:background-color="#66ff99"/>
    </style:style>
    <style:style style:name="P38" style:family="paragraph" style:parent-style-name="Standard" style:list-style-name="L1">
      <style:text-properties officeooo:rsid="00391b0a" officeooo:paragraph-rsid="00391b0a" fo:background-color="#66ff99"/>
    </style:style>
    <style:style style:name="P39" style:family="paragraph" style:parent-style-name="Standard" style:list-style-name="L1">
      <style:text-properties officeooo:rsid="00391b0a" officeooo:paragraph-rsid="004497a8" fo:background-color="#66ff99"/>
    </style:style>
    <style:style style:name="P40" style:family="paragraph" style:parent-style-name="Standard" style:list-style-name="L1">
      <style:text-properties officeooo:rsid="00475e18" officeooo:paragraph-rsid="00475e18" fo:background-color="#66ff99"/>
    </style:style>
    <style:style style:name="P41" style:family="paragraph" style:parent-style-name="Standard" style:list-style-name="L1">
      <style:text-properties officeooo:rsid="00407522" officeooo:paragraph-rsid="00407522" fo:background-color="#66ff99"/>
    </style:style>
    <style:style style:name="P42" style:family="paragraph" style:parent-style-name="Standard" style:list-style-name="L1">
      <style:text-properties officeooo:rsid="00495b1f" officeooo:paragraph-rsid="00495b1f" fo:background-color="#66ff99"/>
    </style:style>
    <style:style style:name="P43" style:family="paragraph" style:parent-style-name="Standard" style:list-style-name="L1">
      <style:text-properties officeooo:rsid="000bb8e4" officeooo:paragraph-rsid="000bb8e4" fo:background-color="#66ff99"/>
    </style:style>
    <style:style style:name="P44" style:family="paragraph" style:parent-style-name="Standard" style:list-style-name="L1">
      <style:text-properties officeooo:rsid="006f3d21" officeooo:paragraph-rsid="006f3d21" fo:background-color="#66ff99"/>
    </style:style>
    <style:style style:name="P45" style:family="paragraph" style:parent-style-name="Standard" style:list-style-name="L1">
      <style:text-properties officeooo:rsid="0070e143" officeooo:paragraph-rsid="0070e143" fo:background-color="#66ff99"/>
    </style:style>
    <style:style style:name="P46" style:family="paragraph" style:parent-style-name="Standard" style:list-style-name="L1">
      <style:text-properties officeooo:rsid="006985ac" officeooo:paragraph-rsid="006985ac" fo:background-color="#66ff99"/>
    </style:style>
    <style:style style:name="T1" style:family="text">
      <style:text-properties officeooo:rsid="00055b8b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45fc6"/>
    </style:style>
    <style:style style:name="T4" style:family="text">
      <style:text-properties officeooo:rsid="002f3cfd"/>
    </style:style>
    <style:style style:name="T5" style:family="text">
      <style:text-properties officeooo:rsid="00325c9d"/>
    </style:style>
    <style:style style:name="T6" style:family="text">
      <style:text-properties officeooo:rsid="0033fe0e"/>
    </style:style>
    <style:style style:name="T7" style:family="text">
      <style:text-properties officeooo:rsid="0036f21a"/>
    </style:style>
    <style:style style:name="T8" style:family="text">
      <style:text-properties officeooo:rsid="00391b0a"/>
    </style:style>
    <style:style style:name="T9" style:family="text">
      <style:text-properties officeooo:rsid="00612fcf"/>
    </style:style>
    <style:style style:name="T10" style:family="text">
      <style:text-properties officeooo:rsid="00691ade"/>
    </style:style>
    <style:style style:name="T11" style:family="text">
      <style:text-properties officeooo:rsid="006d7562"/>
    </style:style>
    <style:style style:name="T12" style:family="text">
      <style:text-properties officeooo:rsid="0070e143"/>
    </style:style>
    <style:style style:name="T13" style:family="text">
      <style:text-properties officeooo:rsid="007e8c7e"/>
    </style:style>
    <style:style style:name="T14" style:family="text">
      <style:text-properties officeooo:rsid="00855f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lan rapport</text:span> </text:p>
      <text:p text:style-name="P2"/>
      <text:list xml:id="list8339864517443828108" text:style-name="L1">
        <text:list-item>
          <text:p text:style-name="P8">Introduction</text:p>
          <text:list>
            <text:list-item>
              <text:p text:style-name="P10">Stage + QuChemPedIA</text:p>
            </text:list-item>
          </text:list>
          <text:p text:style-name="P9"/>
        </text:list-item>
        <text:list-item>
          <text:p text:style-name="P24">Contexte et objectifs</text:p>
          <text:list>
            <text:list-item>
              <text:p text:style-name="P24">Projet QuChemPed<text:span text:style-name="T13">ia</text:span></text:p>
            </text:list-item>
            <text:list-item>
              <text:p text:style-name="P25">Enjeux en chimie</text:p>
              <text:list>
                <text:list-item>
                  <text:p text:style-name="P26">Calcul de propriétés moléculaires</text:p>
                </text:list-item>
                <text:list-item>
                  <text:p text:style-name="P26">Mécanique moléculaire</text:p>
                </text:list-item>
                <text:list-item>
                  <text:p text:style-name="P26">Optimisation géométrique quantique</text:p>
                </text:list-item>
              </text:list>
            </text:list-item>
            <text:list-item>
              <text:p text:style-name="P26">Utilisation de modèles d’apprentissage automatique</text:p>
              <text:list>
                <text:list-item>
                  <text:p text:style-name="P26">Principes fondamentaux <text:span text:style-name="T14">(+sur-ajustement + recherche quadrillage)</text:span></text:p>
                </text:list-item>
                <text:list-item>
                  <text:p text:style-name="P26">Entraînement de réseaux de neurones</text:p>
                  <text:list>
                    <text:list-item>
                      <text:p text:style-name="P27">Prinicipe <text:span text:style-name="T14">(+traitement par batchs)</text:span></text:p>
                    </text:list-item>
                    <text:list-item>
                      <text:p text:style-name="P27">Bibliothèques logicielles <text:span text:style-name="T14">(+sorties texte/graphique)</text:span></text:p>
                    </text:list-item>
                    <text:list-item>
                      <text:p text:style-name="P27">Contraintes matérielles</text:p>
                      <text:p text:style-name="P27"/>
                    </text:list-item>
                  </text:list>
                </text:list-item>
              </text:list>
            </text:list-item>
          </text:list>
        </text:list-item>
        <text:list-item>
          <text:p text:style-name="P28">Représentations géométriques moléculaires</text:p>
          <text:list>
            <text:list-item>
              <text:p text:style-name="P29">Intro (autres propriétés modèles)</text:p>
            </text:list-item>
            <text:list-item>
              <text:p text:style-name="P35">Matrice des coordonnées atomiques</text:p>
            </text:list-item>
            <text:list-item>
              <text:p text:style-name="P35">Matrice réduite des distances inter-atomiques</text:p>
              <text:list>
                <text:list-item>
                  <text:p text:style-name="P35">Motivation</text:p>
                </text:list-item>
                <text:list-item>
                  <text:p text:style-name="P35">Formalisation</text:p>
                </text:list-item>
                <text:list-item>
                  <text:p text:style-name="P35">Reconstruction des molécules</text:p>
                </text:list-item>
              </text:list>
            </text:list-item>
            <text:list-item>
              <text:p text:style-name="P35">Matrice des distances à des points fixes</text:p>
              <text:list>
                <text:list-item>
                  <text:p text:style-name="P35">Motivation</text:p>
                </text:list-item>
                <text:list-item>
                  <text:p text:style-name="P35">Formalisation</text:p>
                </text:list-item>
                <text:list-item>
                  <text:p text:style-name="P35">Reconstruction des molécules</text:p>
                </text:list-item>
              </text:list>
            </text:list-item>
            <text:list-item>
              <text:p text:style-name="P30">Représentation locale des liaisons covalentes</text:p>
              <text:list>
                <text:list-item>
                  <text:p text:style-name="P36">Motivation</text:p>
                </text:list-item>
                <text:list-item>
                  <text:p text:style-name="P36">Classes positionnelles</text:p>
                </text:list-item>
                <text:list-item>
                  <text:p text:style-name="P36">Distances aux atomes de la liaison</text:p>
                </text:list-item>
                <text:list-item>
                  <text:p text:style-name="P31">Restriction au voisinage le plus proche</text:p>
                </text:list-item>
              </text:list>
            </text:list-item>
            <text:list-item>
              <text:p text:style-name="P14">Autres représentations</text:p>
              <text:list>
                <text:list-item>
                  <text:p text:style-name="P15">Angles ? MG ?</text:p>
                </text:list-item>
              </text:list>
              <text:p text:style-name="P14"/>
            </text:list-item>
          </text:list>
        </text:list-item>
        <text:list-item>
          <text:p text:style-name="P16">Données</text:p>
          <text:list>
            <text:list-item>
              <text:p text:style-name="P12">Pubchem/PubchemQC/Stats/Données aberrantes…</text:p>
            </text:list-item>
            <text:list-item>
              <text:p text:style-name="P17">Préparation des données</text:p>
              <text:list>
                <text:list-item>
                  <text:p text:style-name="P17">Jeux d’entraînement/jeux de test</text:p>
                </text:list-item>
              </text:list>
            </text:list-item>
          </text:list>
          <text:p text:style-name="P16"/>
        </text:list-item>
        <text:list-item>
          <text:p text:style-name="P18">Prédiction de <text:span text:style-name="T1">longueurs de liaisons convergées</text:span></text:p>
          <text:list>
            <text:list-item>
              <text:p text:style-name="P19">Contexte/Motivation <text:span text:style-name="T9">+ </text:span>Préparation des données <text:span text:style-name="T9">+ combinatoire <text:s/>opti</text:span></text:p>
            </text:list-item>
            <text:list-item>
              <text:p text:style-name="P21">Prédiction distanc<text:span text:style-name="T11">e</text:span>s CC</text:p>
            </text:list-item>
            <text:list-item>
              <text:p text:style-name="P21">Généralisation de la méthode</text:p>
            </text:list-item>
            <text:list-item>
              <text:p text:style-name="P21">Autres modèles</text:p>
              <text:p text:style-name="P19"/>
            </text:list-item>
          </text:list>
        </text:list-item>
        <text:list-item>
          <text:p text:style-name="P28">Prédiction de géométries moléculaires convergées</text:p>
          <text:list>
            <text:list-item>
              <text:p text:style-name="P37">Introduction</text:p>
              <text:list>
                <text:list-item>
                  <text:p text:style-name="P37">Motivation</text:p>
                </text:list-item>
                <text:list-item>
                  <text:p text:style-name="P37">Méthodologie</text:p>
                </text:list-item>
                <text:list-item>
                  <text:p text:style-name="P37"><text:soft-page-break/>Nomenclatur<text:span text:style-name="T7">e</text:span></text:p>
                </text:list-item>
              </text:list>
            </text:list-item>
            <text:list-item>
              <text:p text:style-name="P32">Modèles</text:p>
              <text:list>
                <text:list-item>
                  <text:p text:style-name="P33"><text:span text:style-name="T6">Rerprésentation des d</text:span>onnées <text:span text:style-name="T3">(+ padding)</text:span></text:p>
                  <text:list>
                    <text:list-item>
                      <text:p text:style-name="P38">Représentations géométriques</text:p>
                    </text:list-item>
                    <text:list-item>
                      <text:p text:style-name="P38">Propriétés atomiques supplémentaires</text:p>
                    </text:list-item>
                    <text:list-item>
                      <text:p text:style-name="P39">Bruit</text:p>
                    </text:list-item>
                    <text:list-item>
                      <text:p text:style-name="P40">Homogénéisation des tailles de données</text:p>
                    </text:list-item>
                    <text:list-item>
                      <text:p text:style-name="P34">Unités</text:p>
                    </text:list-item>
                    <text:list-item>
                      <text:p text:style-name="P41">Synthèse du flux de données</text:p>
                    </text:list-item>
                  </text:list>
                </text:list-item>
                <text:list-item>
                  <text:p text:style-name="P43">Évaluation des performances <text:span text:style-name="T8">(RMSE partiel/total +RMSE <text:s/>BRUIT)</text:span></text:p>
                  <text:list>
                    <text:list-item>
                      <text:p text:style-name="P42">Fonctions de coût</text:p>
                    </text:list-item>
                    <text:list-item>
                      <text:p text:style-name="P42">Fonctions de validation</text:p>
                    </text:list-item>
                    <text:list-item>
                      <text:p text:style-name="P42">Erreur introduite par le bruit</text:p>
                    </text:list-item>
                  </text:list>
                </text:list-item>
                <text:list-item>
                  <text:p text:style-name="P43">Architectures</text:p>
                </text:list-item>
                <text:list-item>
                  <text:p text:style-name="P43"><text:span text:style-name="T10">O</text:span>ptimisation des modèles (recherches quadrillage)</text:p>
                </text:list-item>
              </text:list>
            </text:list-item>
            <text:list-item>
              <text:p text:style-name="P46">Résultats</text:p>
              <text:list>
                <text:list-item>
                  <text:p text:style-name="P44">Estimation des performances lors de l’entraînement</text:p>
                </text:list-item>
                <text:list-item>
                  <text:p text:style-name="P44">Analyse détaillée d’un modèle</text:p>
                  <text:list>
                    <text:list-item>
                      <text:p text:style-name="P44">Analyse statistique</text:p>
                    </text:list-item>
                    <text:list-item>
                      <text:p text:style-name="P44">Distribution <text:span text:style-name="T12">de l’erreur absolue</text:span></text:p>
                    </text:list-item>
                    <text:list-item>
                      <text:p text:style-name="P45">Distribution de l’erreur absolue en fonction des cibles</text:p>
                    </text:list-item>
                    <text:list-item>
                      <text:p text:style-name="P45">Distribution des prédictions en fonction des cibles</text:p>
                    </text:list-item>
                  </text:list>
                </text:list-item>
                <text:list-item>
                  <text:p text:style-name="P45">Abandon de la méthode</text:p>
                </text:list-item>
              </text:list>
              <text:p text:style-name="P43"/>
            </text:list-item>
          </text:list>
        </text:list-item>
        <text:list-item>
          <text:p text:style-name="P20">Perspectives</text:p>
          <text:p text:style-name="P20"/>
        </text:list-item>
        <text:list-item>
          <text:p text:style-name="P20">Conclusion</text:p>
        </text:list-item>
      </text:list>
      <text:p text:style-name="P3"/>
      <text:p text:style-name="P4">+ Automatisation traitements</text:p>
      <text:p text:style-name="P5">+ Notebooks</text:p>
      <text:p text:style-name="P6">+ Ajout ref modèles associés dans représentation des géométries</text:p>
      <text:p text:style-name="P7">+ Contrainte matérielle → peu d’exécu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15T09:40:59.650951778</dc:date>
    <meta:editing-duration>P4DT17H58M</meta:editing-duration>
    <meta:editing-cycles>90</meta:editing-cycles>
    <meta:generator>LibreOffice/5.1.6.2$Linux_X86_64 LibreOffice_project/10m0$Build-2</meta:generator>
    <meta:document-statistic meta:table-count="0" meta:image-count="0" meta:object-count="0" meta:page-count="2" meta:paragraph-count="75" meta:word-count="325" meta:character-count="2251" meta:non-whitespace-character-count="2068"/>
  </office:meta>
</office:document-meta>
</file>